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c05d" officeooo:paragraph-rsid="0003c05d"/>
    </style:style>
    <style:style style:name="P2" style:family="paragraph" style:parent-style-name="Text_20_body">
      <style:text-properties officeooo:rsid="0004e994" officeooo:paragraph-rsid="0004e994"/>
    </style:style>
    <style:style style:name="P3" style:family="paragraph" style:parent-style-name="Text_20_body">
      <style:text-properties officeooo:rsid="0006c2f6" officeooo:paragraph-rsid="0006c2f6"/>
    </style:style>
    <style:style style:name="P4" style:family="paragraph" style:parent-style-name="Title">
      <style:text-properties officeooo:rsid="0003c05d" officeooo:paragraph-rsid="0003c05d"/>
    </style:style>
    <style:style style:name="P5" style:family="paragraph" style:parent-style-name="Heading_20_1">
      <style:text-properties officeooo:rsid="0003c05d" officeooo:paragraph-rsid="0003c05d"/>
    </style:style>
    <style:style style:name="T1" style:family="text">
      <style:text-properties officeooo:rsid="0004e994"/>
    </style:style>
    <style:style style:name="T2" style:family="text">
      <style:text-properties officeooo:rsid="0006c2f6"/>
    </style:style>
    <style:style style:name="T3" style:family="text">
      <style:text-properties officeooo:rsid="0009f8ef"/>
    </style:style>
    <style:style style:name="T4" style:family="text">
      <style:text-properties officeooo:rsid="000a11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ax Setup for Ubuntu</text:p>
      <text:h text:style-name="P5" text:outline-level="1">Fax Web Service</text:h>
      <text:p text:style-name="P1">1) Install hylafax and configure it to work with your modem(s)</text:p>
      <text:p text:style-name="P1"><text:tab/>root# <text:s/>apt-get install hylafax-server</text:p>
      <text:p text:style-name="P1">Configuring modems is beyond the scope of this document.</text:p>
      <text:p text:style-name="P1">2) For each modem and group that receives faxes in OSCAR, create a user on the hylafax server. <text:s/>It does not need to be on the same server as OSCAR.</text:p>
      <text:p text:style-name="P1"><text:tab/>root# adduser –disabled-login –no-create-home teamA</text:p>
      <text:p text:style-name="P1">Each user will be the group owner of incoming faxes <text:span text:style-name="T1">and the names must match the fax users you create.</text:span></text:p>
      <text:p text:style-name="P2">3) Create hylafax users using faxadduser. <text:s/>Remember to name the users the same as the users you created in step 2.</text:p>
      <text:p text:style-name="P1"><text:span text:style-name="T1">4</text:span>) Edit FaxDispatch script found in docs. <text:s/>You need to specify the modem device id(s) and user id(s) you created above <text:span text:style-name="T1">in step 2</text:span>. <text:s/>If you are using a usb modem you can write a udev rule to always name a usb slot a particular name. <text:s/>In effect you are creating an alias which hylafax can then use to communicate with the modem. <text:s/>An example is found is docs. <text:span text:style-name="T1">Do not use this example unedited as the subsystem ids will be different on your computer.</text:span> Copy <text:span text:style-name="T1">FaxDispatch to /etc/hylafax. <text:s/>Copy the udev rule you created to /etc/udev/rules.d</text:span></text:p>
      <text:p text:style-name="P2">5) Install tomcat6 and Oracle Java 7 on the server which will host the web service. <text:s/>This does not need to be the same server as OSCAR or hylafax. <text:s/>Configure tomcat to accept https connections only and use BASIC authentication. <text:s/><text:span text:style-name="T2">Therefore the connection from OSCAR to the web service is encrypted and requires a user to log in before accessing the service. <text:s/>Remember the user and password you set up for step 12.</text:span></text:p>
      <text:p text:style-name="P2">6) Export the public ssl key from OSCAR's tomcat and import it into the java trusted keystore of the web service's installation server. <text:s/>THIS STEP NEEDS TO BE DONE EVEN IF THEY ALL RUN ON THE SAME SERVER.</text:p>
      <text:p text:style-name="P2">7) Clone the project FaxWS from gerrit. <text:s/>Edit the file faxProperties.properties to suit your setup. <text:s/>The file is documented. Compile the war file and install in tomcat.</text:p>
      <text:p text:style-name="P2">8) In OSCAR's properties file add</text:p>
      <text:p text:style-name="P2">-----------------------------------------------------</text:p>
      <text:p text:style-name="P2">ModuleNames=Fax</text:p>
      <text:p text:style-name="P2"><text:soft-page-break/>#FAX</text:p>
      <text:p text:style-name="P2">faxPollInterval=60000</text:p>
      <text:p text:style-name="P2">consultation_fax_enabled=true</text:p>
      <text:p text:style-name="P2">rx_fax_enabled=true</text:p>
      <text:p text:style-name="P2">consultation_indivica_attachment_enabled=true</text:p>
      <text:p text:style-name="P2">-----------------------------------------------------</text:p>
      <text:p text:style-name="P2">Change the poll interval to suit your needs. <text:s/>The time is in milliseconds. <text:s/>It specifies the interval between polling the web service for new faxes and sending pending faxes.</text:p>
      <text:p text:style-name="P2">9) All faxes are stored in the DOCUMENT_DIR as specified in OSCAR's properties file.</text:p>
      <text:p text:style-name="P2">10) In OSCAR's admin interface fill out Clinic name and address. <text:s/>This is used for the cover page if selected.</text:p>
      <text:p text:style-name="P2">11) In OSCAR's admin interface edit the facility and select store signatures in db. <text:s/>This will preserve the signature for specific consults and prescriptions. If not selected the signature will not display. <text:s/>Each signature is only valid once.</text:p>
      <text:p text:style-name="P3">12) In OSCAR's admin interface, click on Add New Queue. <text:s/>For each group that receives faxes create a named queue which will be used to access received faxes in the Inbox.</text:p>
      <text:p text:style-name="P3">13) In OSCAR's admin interface, assign all privileges to the user(s) via Assign role/Rights to Object for the people who will need access to the newly created queues.</text:p>
      <text:p text:style-name="P2">1<text:span text:style-name="T2">3</text:span>) In OSCAR's admin interface, select System Management and click on <text:span text:style-name="T2">Configure Fax. <text:s/>Enter the Web Service address as </text:span><text:a xlink:type="simple" xlink:href="https://192.168.11.100/FaxWs"><text:span text:style-name="T2">https://192.168.11.100/FaxWs</text:span></text:a><text:span text:style-name="T2">. <text:s/>Change the ip address to suit your setup.</text:span></text:p>
      <text:p text:style-name="P3">Enter the Site user and password you created for tomcat in step 5.</text:p>
      <text:p text:style-name="P3">For each user you created in hylafax, enter the username(s) and password(s) and select the desired queue in which to receive faxes for that user.</text:p>
      <text:p text:style-name="P3">Save your settings.</text:p>
      <text:p text:style-name="P3">14) To access the queues you created in step 12, open the inbox and click on Pending Docs at the top.</text:p>
      <text:p text:style-name="P3">15) Start hylafax, the FaxWS and restart OSCAR. <text:s/>You should now have a working fax system in OSCAR.</text:p>
      <text:p text:style-name="P3">16) For accounting purposes it is useful <text:span text:style-name="T3">if </text:span>the sender of a fax select<text:span text:style-name="T3">s</text:span> the proper fax line named after the users entered in step 13. <text:s/>To keep things simple, use the same names for <text:span text:style-name="T4">linux </text:span>user names, hylafax user names and que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19:52.371085610</meta:creation-date>
    <dc:date>2014-09-05T16:23:03.538582634</dc:date>
    <meta:editing-duration>PT6M59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35" meta:word-count="667" meta:character-count="3997" meta:non-whitespace-character-count="3331"/>
  </office:meta>
</office:document-meta>
</file>